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25cm" svg:stroke-color="#800000" draw:marker-start-width="0.237cm" draw:marker-end="Arrow" draw:marker-end-width="0.139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stroke="dash" draw:stroke-dash="Ultrafine_20_Dashed" svg:stroke-width="0.025cm" svg:stroke-color="#000000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svg:stroke-width="0.025cm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P1" style:family="paragraph">
      <style:text-properties fo:color="#000000"/>
    </style:style>
    <style:style style:name="P2" style:family="paragraph">
      <style:paragraph-properties fo:text-align="end"/>
      <style:text-properties fo:color="#800000"/>
    </style:style>
    <style:style style:name="P3" style:family="paragraph">
      <style:paragraph-properties fo:text-align="center"/>
    </style:style>
    <style:style style:name="P4" style:family="paragraph">
      <style:text-properties fo:color="#008000"/>
    </style:style>
    <style:style style:name="P5" style:family="paragraph">
      <style:text-properties fo:color="#000080"/>
    </style:style>
    <style:style style:name="P6" style:family="paragraph">
      <style:text-properties fo:color="#800000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color="#800000" fo:font-size="10.5pt" style:font-size-asian="10.5pt" style:font-size-complex="10.5pt"/>
    </style:style>
    <style:style style:name="T3" style:family="text">
      <style:text-properties fo:color="#008000" fo:font-size="11pt" style:font-size-asian="11pt" style:font-size-complex="11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80" fo:font-size="11pt" style:font-size-asian="11pt" style:font-size-complex="11pt"/>
    </style:style>
    <style:style style:name="T6" style:family="text">
      <style:text-properties fo:color="#800000" fo:font-size="8pt" style:font-size-asian="8pt" style:font-size-complex="8pt"/>
    </style:style>
    <style:style style:name="T7" style:family="text">
      <style:text-properties fo:color="#008000" fo:font-size="8pt" style:font-size-asian="8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8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1.119cm" svg:x="3.794cm" svg:y="1.762cm">
          <draw:text-box>
            <text:p text:style-name="P1"><text:span text:style-name="T1">2.3.4p5</text:span></text:p>
          </draw:text-box>
        </draw:frame>
        <draw:frame draw:style-name="gr2" draw:text-style-name="P2" draw:layer="layout" svg:width="2.598cm" svg:height="1.895cm" svg:x="1.196cm" svg:y="2.788cm">
          <draw:text-box>
            <text:p text:style-name="P2"><text:span text:style-name="T2">major</text:span><text:span text:style-name="T2"><text:line-break/></text:span><text:span text:style-name="T2">minor</text:span><text:span text:style-name="T2"><text:line-break/></text:span><text:span text:style-name="T2">maintenance</text:span><text:span text:style-name="T2"><text:line-break/></text:span><text:span text:style-name="T2">patch</text:span></text:p>
          </draw:text-box>
        </draw:frame>
        <draw:polyline draw:style-name="gr3" draw:text-style-name="P3" draw:layer="layout" svg:width="0.507cm" svg:height="0.322cm" svg:x="3.667cm" svg:y="2.778cm" svg:viewBox="0 0 508 323" draw:points="0,323 508,323 508,0">
          <text:p/>
        </draw:polyline>
        <draw:polyline draw:style-name="gr3" draw:text-style-name="P3" draw:layer="layout" svg:width="1.269cm" svg:height="0.761cm" svg:x="3.667cm" svg:y="2.778cm" svg:viewBox="0 0 1270 762" draw:points="0,762 1270,762 1270,0">
          <text:p/>
        </draw:polyline>
        <draw:polyline draw:style-name="gr3" draw:text-style-name="P3" draw:layer="layout" svg:width="1.904cm" svg:height="1.2cm" svg:x="3.667cm" svg:y="2.778cm" svg:viewBox="0 0 1905 1201" draw:points="0,1201 1905,1201 1905,0">
          <text:p/>
        </draw:polyline>
        <draw:polyline draw:style-name="gr3" draw:text-style-name="P3" draw:layer="layout" svg:width="2.793cm" svg:height="1.578cm" svg:x="3.667cm" svg:y="2.778cm" svg:viewBox="0 0 2794 1579" draw:points="0,1579 2794,1579 2794,0">
          <text:p/>
        </draw:polyline>
      </draw:page>
      <draw:page draw:name="page2" draw:style-name="dp1" draw:master-page-name="Default">
        <draw:frame draw:style-name="gr2" draw:text-style-name="P4" xml:id="id1" draw:id="id1" draw:layer="layout" svg:width="1.044cm" svg:height="0.683cm" svg:x="2.148cm" svg:y="12.382cm">
          <draw:text-box>
            <text:p text:style-name="P4"><text:span text:style-name="T3">2.0</text:span></text:p>
          </draw:text-box>
        </draw:frame>
        <draw:connector draw:style-name="gr4" draw:text-style-name="P3" draw:layer="layout" svg:x1="2.67cm" svg:y1="12.382cm" svg:x2="2.67cm" svg:y2="11.874cm" draw:start-shape="id1" draw:start-glue-point="0" draw:end-shape="id2" draw:end-glue-point="2" svg:d="m2670 12382v-508">
          <text:p/>
        </draw:connector>
        <draw:frame draw:style-name="gr2" draw:text-style-name="P1" xml:id="id2" draw:id="id2" draw:layer="layout" svg:width="1.044cm" svg:height="0.683cm" svg:x="2.148cm" svg:y="11.191cm">
          <draw:text-box>
            <text:p text:style-name="P1"><text:span text:style-name="T4">2.1</text:span></text:p>
          </draw:text-box>
        </draw:frame>
        <draw:frame draw:style-name="gr2" draw:text-style-name="P5" xml:id="id3" draw:id="id3" draw:layer="layout" svg:width="1.37cm" svg:height="0.683cm" svg:x="1.985cm" svg:y="10.017cm">
          <draw:text-box>
            <text:p text:style-name="P5"><text:span text:style-name="T5">2.1.1</text:span></text:p>
          </draw:text-box>
        </draw:frame>
        <draw:connector draw:style-name="gr5" draw:text-style-name="P3" draw:layer="layout" svg:x1="2.67cm" svg:y1="11.191cm" svg:x2="2.67cm" svg:y2="10.7cm" draw:start-shape="id2" draw:start-glue-point="0" draw:end-shape="id3" draw:end-glue-point="2" svg:d="m2670 11191v-491">
          <text:p/>
        </draw:connector>
        <draw:frame draw:style-name="gr2" draw:text-style-name="P1" xml:id="id4" draw:id="id4" draw:layer="layout" svg:width="1.044cm" svg:height="0.683cm" svg:x="2.148cm" svg:y="6.334cm">
          <draw:text-box>
            <text:p text:style-name="P1"><text:span text:style-name="T4">2.2</text:span></text:p>
          </draw:text-box>
        </draw:frame>
        <draw:connector draw:style-name="gr4" draw:text-style-name="P3" draw:layer="layout" svg:x1="2.67cm" svg:y1="10.017cm" svg:x2="2.67cm" svg:y2="7.017cm" draw:start-shape="id3" draw:start-glue-point="0" draw:end-shape="id4" draw:end-glue-point="2" svg:d="m2670 10017v-3000">
          <text:p/>
        </draw:connector>
        <draw:frame draw:style-name="gr2" draw:text-style-name="P6" xml:id="id5" draw:id="id5" draw:layer="layout" svg:width="1.446cm" svg:height="0.569cm" svg:x="3.364cm" svg:y="9.382cm">
          <draw:text-box>
            <text:p text:style-name="P6"><text:span text:style-name="T6">2.1.1p1</text:span></text:p>
          </draw:text-box>
        </draw:frame>
        <draw:connector draw:style-name="gr5" draw:text-style-name="P3" draw:layer="layout" svg:x1="3.355cm" svg:y1="10.358cm" svg:x2="4.087cm" svg:y2="9.951cm" draw:start-shape="id3" draw:start-glue-point="1" draw:end-shape="id5" draw:end-glue-point="2" svg:d="m3355 10358h732v-407">
          <text:p/>
        </draw:connector>
        <draw:frame draw:style-name="gr2" draw:text-style-name="P6" xml:id="id6" draw:id="id6" draw:layer="layout" svg:width="1.446cm" svg:height="0.569cm" svg:x="3.364cm" svg:y="8.493cm">
          <draw:text-box>
            <text:p text:style-name="P6"><text:span text:style-name="T6">2.1.1p2</text:span></text:p>
          </draw:text-box>
        </draw:frame>
        <draw:connector draw:style-name="gr5" draw:text-style-name="P3" draw:layer="layout" svg:x1="4.087cm" svg:y1="9.382cm" svg:x2="4.087cm" svg:y2="9.062cm" draw:start-shape="id5" draw:start-glue-point="0" draw:end-shape="id6" draw:end-glue-point="2" svg:d="m4087 9382v-320">
          <text:p/>
        </draw:connector>
        <draw:frame draw:style-name="gr2" draw:text-style-name="P5" xml:id="id7" draw:id="id7" draw:layer="layout" svg:width="1.37cm" svg:height="0.683cm" svg:x="3.402cm" svg:y="7.429cm">
          <draw:text-box>
            <text:p text:style-name="P5"><text:span text:style-name="T5">2.1.2</text:span></text:p>
          </draw:text-box>
        </draw:frame>
        <draw:connector draw:style-name="gr5" draw:text-style-name="P3" draw:layer="layout" svg:x1="4.087cm" svg:y1="8.493cm" svg:x2="4.087cm" svg:y2="8.112cm" draw:start-shape="id6" draw:start-glue-point="0" draw:end-shape="id7" draw:end-glue-point="2" svg:d="m4087 8493v-381">
          <text:p/>
        </draw:connector>
        <draw:frame draw:style-name="gr2" draw:text-style-name="P6" xml:id="id8" draw:id="id8" draw:layer="layout" svg:width="1.209cm" svg:height="0.569cm" svg:x="3.483cm" svg:y="5.699cm">
          <draw:text-box>
            <text:p text:style-name="P6"><text:span text:style-name="T6">2.2p1</text:span></text:p>
          </draw:text-box>
        </draw:frame>
        <draw:connector draw:style-name="gr5" draw:text-style-name="P3" draw:layer="layout" svg:x1="3.192cm" svg:y1="6.675cm" svg:x2="4.087cm" svg:y2="6.268cm" draw:start-shape="id4" draw:start-glue-point="1" draw:end-shape="id8" draw:end-glue-point="2" svg:d="m3192 6675h895v-407">
          <text:p/>
        </draw:connector>
        <draw:frame draw:style-name="gr2" draw:text-style-name="P1" xml:id="id9" draw:id="id9" draw:layer="layout" svg:width="1.044cm" svg:height="0.683cm" svg:x="2.148cm" svg:y="3.54cm">
          <draw:text-box>
            <text:p text:style-name="P1"><text:span text:style-name="T4">2.3</text:span></text:p>
          </draw:text-box>
        </draw:frame>
        <draw:connector draw:style-name="gr4" draw:text-style-name="P3" draw:layer="layout" svg:x1="2.67cm" svg:y1="6.334cm" svg:x2="2.67cm" svg:y2="4.223cm" draw:start-shape="id4" draw:start-glue-point="0" draw:end-shape="id9" draw:end-glue-point="2" svg:d="m2670 6334v-2111">
          <text:p/>
        </draw:connector>
        <draw:frame draw:style-name="gr2" draw:text-style-name="P5" xml:id="id10" draw:id="id10" draw:layer="layout" svg:width="1.37cm" svg:height="0.683cm" svg:x="3.402cm" svg:y="4.635cm">
          <draw:text-box>
            <text:p text:style-name="P5"><text:span text:style-name="T5">2.2.1</text:span></text:p>
          </draw:text-box>
        </draw:frame>
        <draw:connector draw:style-name="gr5" draw:text-style-name="P3" draw:layer="layout" svg:x1="4.087cm" svg:y1="5.699cm" svg:x2="4.087cm" svg:y2="5.318cm" draw:start-shape="id8" draw:start-glue-point="0" draw:end-shape="id10" draw:end-glue-point="2" svg:d="m4087 5699v-381">
          <text:p/>
        </draw:connector>
        <draw:connector draw:style-name="gr4" draw:text-style-name="P3" draw:layer="layout" svg:x1="2.67cm" svg:y1="3.54cm" svg:x2="2.67cm" svg:y2="3.032cm" draw:start-shape="id9" draw:start-glue-point="0" draw:end-shape="id11" draw:end-glue-point="2" svg:d="m2670 3540v-508">
          <text:p/>
        </draw:connector>
        <draw:custom-shape draw:style-name="gr6" draw:text-style-name="P3" xml:id="id11" draw:id="id11" draw:layer="layout" svg:width="0.762cm" svg:height="0.254cm" svg:x="2.289cm" svg:y="2.778cm">
          <text:p/>
          <draw:enhanced-geometry svg:viewBox="0 0 21600 21600" draw:type="rectangle" draw:enhanced-path="M 0 0 L 21600 0 21600 21600 0 21600 0 0 Z N"/>
        </draw:custom-shape>
        <draw:frame draw:style-name="gr2" draw:text-style-name="P4" xml:id="id12" draw:id="id12" draw:layer="layout" svg:width="1.044cm" svg:height="0.683cm" svg:x="2.148cm" svg:y="1.587cm">
          <draw:text-box>
            <text:p text:style-name="P4"><text:span text:style-name="T3">3.0</text:span></text:p>
          </draw:text-box>
        </draw:frame>
        <draw:connector draw:style-name="gr4" draw:text-style-name="P3" draw:layer="layout" svg:x1="2.67cm" svg:y1="2.778cm" svg:x2="2.67cm" svg:y2="2.27cm" draw:start-shape="id11" draw:start-glue-point="0" draw:end-shape="id12" draw:end-glue-point="2" svg:d="m2670 2778v-508">
          <text:p/>
        </draw:connector>
        <draw:frame draw:style-name="gr2" draw:layer="layout" svg:width="3.131cm" svg:height="1.523cm" svg:x="5.87cm" svg:y="6.969cm">
          <draw:text-box>
            <text:p><text:span text:style-name="T7">Major release</text:span><text:span text:style-name="T8"><text:line-break/></text:span><text:span text:style-name="T9">Minor release</text:span><text:span text:style-name="T8"><text:line-break/></text:span><text:span text:style-name="T10">Maintenance release</text:span><text:span text:style-name="T8"><text:line-break/></text:span><text:span text:style-name="T6">Patch release</text:span></text:p>
          </draw:text-box>
        </draw:frame>
        <draw:frame draw:style-name="gr2" draw:text-style-name="P1" draw:layer="layout" svg:width="2.17cm" svg:height="1.205cm" svg:x="6.08cm" svg:y="8.874cm">
          <draw:text-box>
            <text:p><text:span text:style-name="T9">New features</text:span><text:span text:style-name="T9"><text:line-break/></text:span><text:span text:style-name="T9"><text:line-break/></text:span><text:span text:style-name="T9">Bugfixes</text:span></text:p>
          </draw:text-box>
        </draw:frame>
        <draw:line draw:style-name="gr4" draw:text-style-name="P3" draw:layer="layout" svg:x1="6.091cm" svg:y1="8.936cm" svg:x2="7.107cm" svg:y2="8.936cm">
          <text:p/>
        </draw:line>
        <draw:line draw:style-name="gr7" draw:text-style-name="P3" draw:layer="layout" svg:x1="6.091cm" svg:y1="9.571cm" svg:x2="7.107cm" svg:y2="9.5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cik</meta:initial-creator>
    <meta:creation-date>2013-03-17T11:50:53</meta:creation-date>
    <dc:date>2013-03-17T13:40:16</dc:date>
    <dc:creator>Radovan Semancik</dc:creator>
    <meta:editing-duration>PT1H43M7S</meta:editing-duration>
    <meta:editing-cycles>6</meta:editing-cycles>
    <meta:generator>LibreOffice/3.6$Linux_X86_64 LibreOffice_project/360m1$Build-2</meta:generator>
    <meta:document-statistic meta:object-count="33"/>
  </office:meta>
</office:document-meta>
</file>